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MapSize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ACK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10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table:number-columns-repeated="16" office:value-type="string" calcext:value-type="string">
            <text:p>DIRT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D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6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OX_COLLIDER</text:p>
          </table:table-cell>
          <table:table-cell table:number-columns-repeated="25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LANK_GATE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BLANK_GATE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BOX_COLLIDER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6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6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ORE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GatePosition</text:p>
          </table:table-cell>
          <table:table-cell table:style-name="ce2" office:value-type="string" calcext:value-type="string">
            <text:p>GA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axime Boivin</meta:initial-creator>
    <meta:creation-date>2014-10-25T14:56:55Z</meta:creation-date>
    <dc:date>2014-11-04T17:42:16.294529075</dc:date>
    <meta:editing-cycles>12</meta:editing-cycles>
    <meta:editing-duration>PT10H22M6S</meta:editing-duration>
    <meta:document-statistic meta:table-count="1" meta:cell-count="905" meta:object-count="0"/>
  </office:meta>
</office:document-meta>
</file>